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1"/>
      <style:text-properties style:font-name="Georgia" style:font-name-asian="Georgia" style:font-name-complex="Georgia" fo:font-size="21.5pt" style:font-size-asian="21.5pt" style:font-size-complex="21.5pt"/>
    </style:style>
    <style:style style:name="T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" style:parent-style-name="DefaultParagraphFont" style:family="text">
      <style:text-properties fo:font-size="10.5pt" style:font-size-asian="10.5pt" style:font-size-complex="10.5pt"/>
    </style:style>
    <style:style style:name="T4" style:parent-style-name="DefaultParagraphFont" style:family="text">
      <style:text-properties fo:font-size="10.5pt" style:font-size-asian="10.5pt" style:font-size-complex="10.5pt" fo:language="de" fo:country="AT"/>
    </style:style>
    <style:style style:name="T5" style:parent-style-name="DefaultParagraphFont" style:family="text">
      <style:text-properties fo:font-size="10.5pt" style:font-size-asian="10.5pt" style:font-size-complex="10.5pt"/>
    </style:style>
    <style:style style:name="T6" style:parent-style-name="Hyperlink" style:family="text">
      <style:text-properties fo:font-size="10.5pt" style:font-size-asian="10.5pt" style:font-size-complex="10.5pt"/>
    </style:style>
    <style:style style:name="T7" style:parent-style-name="Hyperlink" style:family="text">
      <style:text-properties fo:font-size="10.5pt" style:font-size-asian="10.5pt" style:font-size-complex="10.5pt" fo:language="de" fo:country="AT"/>
    </style:style>
    <style:style style:name="T8" style:parent-style-name="Hyperlink" style:family="text">
      <style:text-properties fo:font-size="10.5pt" style:font-size-asian="10.5pt" style:font-size-complex="10.5pt"/>
    </style:style>
    <style:style style:name="T9" style:parent-style-name="DefaultParagraphFont" style:family="text">
      <style:text-properties fo:font-size="10.5pt" style:font-size-asian="10.5pt" style:font-size-complex="10.5pt"/>
    </style:style>
    <style:style style:name="P10" style:parent-style-name="Normal" style:family="paragraph">
      <style:paragraph-properties fo:margin-top="0.1666in" fo:margin-bottom="0.1666in"/>
    </style:style>
    <style:style style:name="T11" style:parent-style-name="DefaultParagraphFont" style:family="text">
      <style:text-properties style:font-name="Georgia" style:font-name-asian="Georgia" style:font-name-complex="Georgia" fo:font-weight="bold" style:font-weight-asian="bold"/>
    </style:style>
    <style:style style:name="P12" style:parent-style-name="Normal" style:family="paragraph">
      <style:paragraph-properties fo:margin-top="0.1666in" fo:margin-bottom="0.1666in"/>
    </style:style>
    <style:style style:name="T13" style:parent-style-name="DefaultParagraphFont" style:family="text">
      <style:text-properties fo:font-size="10.5pt" style:font-size-asian="10.5pt" style:font-size-complex="10.5pt"/>
    </style:style>
    <style:style style:name="T14" style:parent-style-name="Hyperlink" style:family="text">
      <style:text-properties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T16" style:parent-style-name="DefaultParagraphFont" style:family="text">
      <style:text-properties fo:font-size="10.5pt" style:font-size-asian="10.5pt" style:font-size-complex="10.5pt" fo:language="de" fo:country="AT"/>
    </style:style>
    <style:style style:name="T17" style:parent-style-name="DefaultParagraphFont" style:family="text">
      <style:text-properties fo:font-size="10.5pt" style:font-size-asian="10.5pt" style:font-size-complex="10.5pt"/>
    </style:style>
    <style:style style:name="T18" style:parent-style-name="DefaultParagraphFont" style:family="text">
      <style:text-properties fo:font-size="10.5pt" style:font-size-asian="10.5pt" style:font-size-complex="10.5pt" fo:language="de" fo:country="AT"/>
    </style:style>
    <style:style style:name="T19" style:parent-style-name="DefaultParagraphFont" style:family="text">
      <style:text-properties fo:font-size="10.5pt" style:font-size-asian="10.5pt" style:font-size-complex="10.5pt" fo:language="de" fo:country="AT"/>
    </style:style>
    <style:style style:name="T20" style:parent-style-name="DefaultParagraphFont" style:family="text">
      <style:text-properties fo:font-size="10.5pt" style:font-size-asian="10.5pt" style:font-size-complex="10.5pt" fo:language="de" fo:country="AT"/>
    </style:style>
    <style:style style:name="T21" style:parent-style-name="DefaultParagraphFont" style:family="text">
      <style:text-properties fo:font-size="10.5pt" style:font-size-asian="10.5pt" style:font-size-complex="10.5pt"/>
    </style:style>
    <style:style style:name="T22" style:parent-style-name="DefaultParagraphFont" style:family="text">
      <style:text-properties fo:font-size="10.5pt" style:font-size-asian="10.5pt" style:font-size-complex="10.5pt" fo:language="de" fo:country="AT"/>
    </style:style>
    <style:style style:name="T23" style:parent-style-name="Hyperlink" style:family="text">
      <style:text-properties fo:font-size="10.5pt" style:font-size-asian="10.5pt" style:font-size-complex="10.5pt" fo:language="de" fo:country="AT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fo:font-size="10.5pt" style:font-size-asian="10.5pt" style:font-size-complex="10.5pt" fo:language="de" fo:country="AT"/>
    </style:style>
    <style:style style:name="T26" style:parent-style-name="DefaultParagraphFont" style:family="text">
      <style:text-properties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 fo:language="de" fo:country="AT"/>
    </style:style>
    <style:style style:name="T28" style:parent-style-name="DefaultParagraphFont" style:family="text">
      <style:text-properties fo:font-size="10.5pt" style:font-size-asian="10.5pt" style:font-size-complex="10.5pt"/>
    </style:style>
    <style:style style:name="T29" style:parent-style-name="DefaultParagraphFont" style:family="text">
      <style:text-properties fo:font-size="10.5pt" style:font-size-asian="10.5pt" style:font-size-complex="10.5pt" fo:language="de" fo:country="AT"/>
    </style:style>
    <style:style style:name="T30" style:parent-style-name="DefaultParagraphFont" style:family="text">
      <style:text-properties fo:font-size="10.5pt" style:font-size-asian="10.5pt" style:font-size-complex="10.5pt"/>
    </style:style>
    <style:style style:name="T31" style:parent-style-name="DefaultParagraphFont" style:family="text">
      <style:text-properties fo:font-size="10.5pt" style:font-size-asian="10.5pt" style:font-size-complex="10.5pt"/>
    </style:style>
    <style:style style:name="T32" style:parent-style-name="Hyperlink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 fo:language="de" fo:country="AT"/>
    </style:style>
    <style:style style:name="T34" style:parent-style-name="DefaultParagraphFont" style:family="text">
      <style:text-properties fo:font-size="10.5pt" style:font-size-asian="10.5pt" style:font-size-complex="10.5pt" fo:language="de" fo:country="AT"/>
    </style:style>
    <style:style style:name="T35" style:parent-style-name="DefaultParagraphFont" style:family="text">
      <style:text-properties fo:font-size="10.5pt" style:font-size-asian="10.5pt" style:font-size-complex="10.5pt" fo:language="de" fo:country="AT"/>
    </style:style>
    <style:style style:name="T36" style:parent-style-name="DefaultParagraphFont" style:family="text">
      <style:text-properties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 fo:language="de" fo:country="A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T41" style:parent-style-name="DefaultParagraphFont" style:family="text">
      <style:text-properties fo:font-size="10.5pt" style:font-size-asian="10.5pt" style:font-size-complex="10.5pt" fo:language="de" fo:country="AT"/>
    </style:style>
    <style:style style:name="T42" style:parent-style-name="DefaultParagraphFont" style:family="text">
      <style:text-properties fo:font-size="10.5pt" style:font-size-asian="10.5pt" style:font-size-complex="10.5pt"/>
    </style:style>
    <style:style style:name="T43" style:parent-style-name="DefaultParagraphFont" style:family="text">
      <style:text-properties fo:font-size="10.5pt" style:font-size-asian="10.5pt" style:font-size-complex="10.5pt" fo:language="de" fo:country="AT"/>
    </style:style>
    <style:style style:name="T44" style:parent-style-name="DefaultParagraphFont" style:family="text">
      <style:text-properties fo:font-size="10.5pt" style:font-size-asian="10.5pt" style:font-size-complex="10.5pt"/>
    </style:style>
    <style:style style:name="T45" style:parent-style-name="DefaultParagraphFont" style:family="text">
      <style:text-properties fo:font-size="10.5pt" style:font-size-asian="10.5pt" style:font-size-complex="10.5pt" fo:language="de" fo:country="AT"/>
    </style:style>
    <style:style style:name="T46" style:parent-style-name="DefaultParagraphFont" style:family="text">
      <style:text-properties fo:font-size="10.5pt" style:font-size-asian="10.5pt" style:font-size-complex="10.5pt"/>
    </style:style>
    <style:style style:name="T47" style:parent-style-name="DefaultParagraphFont" style:family="text">
      <style:text-properties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 fo:language="de" fo:country="AT"/>
    </style:style>
    <style:style style:name="T49" style:parent-style-name="Hyperlink" style:family="text">
      <style:text-properties fo:font-size="10.5pt" style:font-size-asian="10.5pt" style:font-size-complex="10.5pt" fo:language="de" fo:country="AT"/>
    </style:style>
    <style:style style:name="T50" style:parent-style-name="DefaultParagraphFont" style:family="text">
      <style:text-properties fo:font-size="10.5pt" style:font-size-asian="10.5pt" style:font-size-complex="10.5pt"/>
    </style:style>
    <style:style style:name="T51" style:parent-style-name="DefaultParagraphFont" style:family="text">
      <style:text-properties fo:font-size="10.5pt" style:font-size-asian="10.5pt" style:font-size-complex="10.5pt" fo:language="de" fo:country="AT"/>
    </style:style>
    <style:style style:name="T52" style:parent-style-name="DefaultParagraphFont" style:family="text">
      <style:text-properties fo:font-size="10.5pt" style:font-size-asian="10.5pt" style:font-size-complex="10.5pt"/>
    </style:style>
    <style:style style:name="T53" style:parent-style-name="DefaultParagraphFont" style:family="text">
      <style:text-properties fo:font-size="10.5pt" style:font-size-asian="10.5pt" style:font-size-complex="10.5pt" fo:language="de" fo:country="AT"/>
    </style:style>
    <style:style style:name="T54" style:parent-style-name="DefaultParagraphFont" style:family="text">
      <style:text-properties fo:font-size="10.5pt" style:font-size-asian="10.5pt" style:font-size-complex="10.5pt"/>
    </style:style>
    <style:style style:name="T55" style:parent-style-name="DefaultParagraphFont" style:family="text">
      <style:text-properties fo:font-size="10.5pt" style:font-size-asian="10.5pt" style:font-size-complex="10.5pt" fo:language="de" fo:country="AT"/>
    </style:style>
    <style:style style:name="T56" style:parent-style-name="DefaultParagraphFont" style:family="text">
      <style:text-properties fo:font-size="10.5pt" style:font-size-asian="10.5pt" style:font-size-complex="10.5pt"/>
    </style:style>
    <style:style style:name="T57" style:parent-style-name="DefaultParagraphFont" style:family="text">
      <style:text-properties fo:font-size="10.5pt" style:font-size-asian="10.5pt" style:font-size-complex="10.5pt" fo:language="de" fo:country="AT"/>
    </style:style>
    <style:style style:name="T58" style:parent-style-name="DefaultParagraphFont" style:family="text">
      <style:text-properties fo:font-size="10.5pt" style:font-size-asian="10.5pt" style:font-size-complex="10.5pt"/>
    </style:style>
    <style:style style:name="T59" style:parent-style-name="DefaultParagraphFont" style:family="text">
      <style:text-properties fo:font-size="10.5pt" style:font-size-asian="10.5pt" style:font-size-complex="10.5pt" fo:language="de" fo:country="A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T61" style:parent-style-name="DefaultParagraphFont" style:family="text">
      <style:text-properties fo:font-size="10.5pt" style:font-size-asian="10.5pt" style:font-size-complex="10.5pt" fo:language="de" fo:country="AT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T63" style:parent-style-name="Hyperlink" style:family="text">
      <style:text-properties fo:font-size="10.5pt" style:font-size-asian="10.5pt" style:font-size-complex="10.5pt"/>
    </style:style>
    <style:style style:name="T64" style:parent-style-name="DefaultParagraphFont" style:family="text">
      <style:text-properties fo:font-size="10.5pt" style:font-size-asian="10.5pt" style:font-size-complex="10.5pt" fo:language="de" fo:country="AT"/>
    </style:style>
    <style:style style:name="P65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 fo:language="de" fo:country="AT"/>
    </style:style>
    <style:style style:name="P66" style:parent-style-name="Normal" style:family="paragraph">
      <style:paragraph-properties fo:margin-top="0.1666in" fo:margin-bottom="0.1666in"/>
    </style:style>
    <style:style style:name="T67" style:parent-style-name="DefaultParagraphFont" style:family="text">
      <style:text-properties fo:font-size="10.5pt" style:font-size-asian="10.5pt" style:font-size-complex="10.5pt"/>
    </style:style>
    <style:style style:name="T68" style:parent-style-name="DefaultParagraphFont" style:family="text">
      <style:text-properties fo:font-size="10.5pt" style:font-size-asian="10.5pt" style:font-size-complex="10.5pt" fo:language="de" fo:country="AT"/>
    </style:style>
    <style:style style:name="T69" style:parent-style-name="DefaultParagraphFont" style:family="text">
      <style:text-properties fo:font-size="10.5pt" style:font-size-asian="10.5pt" style:font-size-complex="10.5pt"/>
    </style:style>
    <style:style style:name="T70" style:parent-style-name="DefaultParagraphFont" style:family="text">
      <style:text-properties fo:font-size="10.5pt" style:font-size-asian="10.5pt" style:font-size-complex="10.5pt" fo:language="de" fo:country="AT"/>
    </style:style>
    <style:style style:name="T71" style:parent-style-name="DefaultParagraphFont" style:family="text">
      <style:text-properties fo:font-size="10.5pt" style:font-size-asian="10.5pt" style:font-size-complex="10.5p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T73" style:parent-style-name="DefaultParagraphFont" style:family="text">
      <style:text-properties fo:font-size="10.5pt" style:font-size-asian="10.5pt" style:font-size-complex="10.5pt" fo:language="de" fo:country="AT"/>
    </style:style>
    <style:style style:name="T74" style:parent-style-name="DefaultParagraphFont" style:family="text">
      <style:text-properties fo:font-size="10.5pt" style:font-size-asian="10.5pt" style:font-size-complex="10.5pt"/>
    </style:style>
    <style:style style:name="P75" style:parent-style-name="ListParagraph" style:family="paragraph">
      <style:paragraph-properties fo:margin-top="0.1666in" fo:margin-bottom="0.1666in"/>
    </style:style>
    <style:style style:name="T76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77" style:parent-style-name="DefaultParagraphFont" style:family="text">
      <style:text-properties fo:font-size="10.5pt" style:font-size-asian="10.5pt" style:font-size-complex="10.5pt" fo:language="de" fo:country="AT"/>
    </style:style>
    <style:style style:name="T78" style:parent-style-name="DefaultParagraphFont" style:family="text">
      <style:text-properties fo:font-size="10.5pt" style:font-size-asian="10.5pt" style:font-size-complex="10.5pt" fo:language="de" fo:country="AT"/>
    </style:style>
    <style:style style:name="P79" style:parent-style-name="ListParagraph" style:family="paragraph">
      <style:paragraph-properties fo:margin-top="0.1666in" fo:margin-bottom="0.1666in"/>
    </style:style>
    <style:style style:name="T80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81" style:parent-style-name="DefaultParagraphFont" style:family="text">
      <style:text-properties fo:font-size="10.5pt" style:font-size-asian="10.5pt" style:font-size-complex="10.5pt" fo:language="de" fo:country="AT"/>
    </style:style>
    <style:style style:name="P82" style:parent-style-name="ListParagraph" style:family="paragraph">
      <style:paragraph-properties fo:margin-top="0.1666in" fo:margin-bottom="0.1666in"/>
    </style:style>
    <style:style style:name="T83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84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85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86" style:parent-style-name="DefaultParagraphFont" style:family="text">
      <style:text-properties fo:font-size="10.5pt" style:font-size-asian="10.5pt" style:font-size-complex="10.5pt" fo:language="de" fo:country="AT"/>
    </style:style>
    <style:style style:name="P87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 fo:language="de" fo:country="AT"/>
    </style:style>
    <style:style style:name="P88" style:parent-style-name="ListParagraph" style:family="paragraph"/>
    <style:style style:name="T89" style:parent-style-name="Hyperlink" style:family="text">
      <style:text-properties fo:font-size="10.5pt" style:font-size-asian="10.5pt" style:font-size-complex="10.5pt" fo:language="de" fo:country="AT"/>
    </style:style>
    <style:style style:name="T90" style:parent-style-name="Hyperlink" style:family="text">
      <style:text-properties fo:font-size="10.5pt" style:font-size-asian="10.5pt" style:font-size-complex="10.5pt"/>
    </style:style>
    <style:style style:name="T91" style:parent-style-name="DefaultParagraphFont" style:family="text">
      <style:text-properties fo:font-size="10.5pt" style:font-size-asian="10.5pt" style:font-size-complex="10.5pt" fo:language="de" fo:country="AT"/>
    </style:style>
    <style:style style:name="P92" style:parent-style-name="ListParagraph" style:family="paragraph"/>
    <style:style style:name="T93" style:parent-style-name="Hyperlink" style:family="text">
      <style:text-properties fo:font-size="10.5pt" style:font-size-asian="10.5pt" style:font-size-complex="10.5pt" fo:language="de" fo:country="AT"/>
    </style:style>
    <style:style style:name="T94" style:parent-style-name="DefaultParagraphFont" style:family="text">
      <style:text-properties fo:font-size="10.5pt" style:font-size-asian="10.5pt" style:font-size-complex="10.5pt" fo:language="de" fo:country="AT"/>
    </style:style>
    <style:style style:name="T95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96" style:parent-style-name="DefaultParagraphFont" style:family="text">
      <style:text-properties fo:font-size="10.5pt" style:font-size-asian="10.5pt" style:font-size-complex="10.5pt" fo:language="de" fo:country="AT"/>
    </style:style>
    <style:style style:name="P97" style:parent-style-name="Normal" style:family="paragraph">
      <style:text-properties fo:font-size="10.5pt" style:font-size-asian="10.5pt" style:font-size-complex="10.5pt"/>
    </style:style>
    <style:style style:name="T98" style:parent-style-name="DefaultParagraphFont" style:family="text">
      <style:text-properties fo:font-size="10.5pt" style:font-size-asian="10.5pt" style:font-size-complex="10.5pt"/>
    </style:style>
    <style:style style:name="T99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fo:font-size="10.5pt" style:font-size-asian="10.5pt" style:font-size-complex="10.5pt"/>
    </style:style>
    <style:style style:name="T101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fo:font-size="10.5pt" style:font-size-asian="10.5pt" style:font-size-complex="10.5pt"/>
    </style:style>
    <style:style style:name="T103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fo:font-size="10.5pt" style:font-size-asian="10.5pt" style:font-size-complex="10.5pt"/>
    </style:style>
    <style:style style:name="T105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fo:font-size="10.5pt" style:font-size-asian="10.5pt" style:font-size-complex="10.5pt"/>
    </style:style>
    <style:style style:name="T107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fo:font-size="10.5pt" style:font-size-asian="10.5pt" style:font-size-complex="10.5pt"/>
    </style:style>
    <style:style style:name="T109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font-size="10.5pt" style:font-size-asian="10.5pt" style:font-size-complex="10.5pt"/>
    </style:style>
    <style:style style:name="T111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size="10.5pt" style:font-size-asian="10.5pt" style:font-size-complex="10.5pt"/>
    </style:style>
    <style:style style:name="T113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size="10.5pt" style:font-size-asian="10.5pt" style:font-size-complex="10.5pt"/>
    </style:style>
    <style:style style:name="T115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T117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fo:font-size="10.5pt" style:font-size-asian="10.5pt" style:font-size-complex="10.5pt"/>
    </style:style>
    <style:style style:name="T119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fo:font-size="10.5pt" style:font-size-asian="10.5pt" style:font-size-complex="10.5pt"/>
    </style:style>
    <style:style style:name="T121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fo:font-size="10.5pt" style:font-size-asian="10.5pt" style:font-size-complex="10.5pt"/>
    </style:style>
    <style:style style:name="T123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fo:font-size="10.5pt" style:font-size-asian="10.5pt" style:font-size-complex="10.5pt"/>
    </style:style>
    <style:style style:name="T125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26" style:parent-style-name="Normal" style:family="paragraph">
      <style:text-properties fo:font-size="10.5pt" style:font-size-asian="10.5pt" style:font-size-complex="10.5pt"/>
    </style:style>
  </office:automatic-styles>
  <office:body>
    <office:text text:use-soft-page-breaks="true">
      <text:p text:style-name="P1">Astrid Staufer</text:p>
      <text:p text:style-name="Normal"><text:span text:style-name="T2">Astrid Staufer</text:span><text:span text:style-name="T3"><text:s/>(* 1963 in Lausanne) ist eine</text:span><text:span text:style-name="T4"><text:s/>schweizer</text:span><text:span text:style-name="T5"><text:s/>Architektin und Professorin am Institut für Architektur und Entwerfen an der Fakultät für Architektur und Raumplanung an<text:s/></text:span><text:a xlink:href="https://de.wikipedia.org/wiki/Technische_Universit%C3%A4t_Wien" office:target-frame-name="_top" xlink:show="replace"><text:span text:style-name="T6">der Technische</text:span><text:span text:style-name="T7">n</text:span><text:span text:style-name="T8"><text:s/>Universität Wien</text:span></text:a><text:span text:style-name="T9"><text:s/>[1][2].</text:span></text:p>
      <text:p text:style-name="P10"><text:span text:style-name="T11">Leben</text:span></text:p>
      <text:p text:style-name="P12"><text:span text:style-name="T13">Astrid Staufer begann 1983 ihr Architekturstudium an der<text:s/></text:span><text:a xlink:href="https://de.wikipedia.org/wiki/ETH_Z%C3%BCrich" office:target-frame-name="_top" xlink:show="replace"><text:span text:style-name="T14">ETH Zürich</text:span></text:a><text:span text:style-name="T15"><text:s/>und schloss</text:span><text:span text:style-name="T16"><text:s/>dieses</text:span><text:span text:style-name="T17"><text:s/>im Jahr 1989</text:span><text:span text:style-name="T18"><text:s/></text:span><text:span text:style-name="T19">mit Erhalt ihres Diploms<text:s/></text:span><text:span text:style-name="T20">ab</text:span><text:span text:style-name="T21">.<text:s/></text:span><text:span text:style-name="T22">Bis 1990 leistete sie Forschungstätigkeiten zur Untersuchung der Werke des Architekten<text:s/></text:span><text:a xlink:href="https://de.wikipedia.org/wiki/Luigi_Caccia_Dominioni" office:target-frame-name="_top" xlink:show="replace"><text:span text:style-name="T23">Luigi Caccia Dominioni</text:span></text:a><text:span text:style-name="T24">.<text:s/></text:span><text:span text:style-name="T25">Zwischen 1990 und 1992 war sie Mitarbeiterin in einem Architekturbüro in Zürich und 1993 etablierte sie sich im selbstständigen Bereich in Frauenfeld.</text:span><text:span text:style-name="T26"><text:s/>Ihre Lehrtätigkeit startete Staufer im Jahr 1995 als Unterrichtsassistentin am Lehrstuhl von Prof. Flora Ruchat-Roncati an<text:s/></text:span><text:span text:style-name="T27">der<text:s/></text:span><text:span text:style-name="T28">ETH Zürich, wo sie bis 1996 unterrichtete.<text:s/></text:span><text:span text:style-name="T29">Mit 1997 war sie Dozentin für<text:s/></text:span><text:span text:style-name="T30">Entwurf und Konstruktion an der</text:span><text:span text:style-name="T31"><text:s/></text:span><text:a xlink:href="https://de.wikipedia.org/wiki/Z%C3%BCrcher_Hochschule_Winterthur" office:target-frame-name="_top" xlink:show="replace"><text:span text:style-name="T32">Zürcher Hochschule Winterthur</text:span></text:a><text:span text:style-name="T33"><text:s/>(ZHW)</text:span><text:span text:style-name="T34">.</text:span><text:span text:style-name="T35"><text:s/></text:span><text:span text:style-name="T36">Astrid Staufer war<text:s/></text:span><text:span text:style-name="T37">im Jahr 2002<text:s/></text:span><text:span text:style-name="T38">Gastdozentin fü</text:span><text:span text:style-name="T39">r Architektur an der ETH Zürich</text:span><text:span text:style-name="T40"><text:s/></text:span><text:span text:style-name="T41">und Mitglied der Stadtbildkommission Winterthur. Sie übernahm die</text:span><text:span text:style-name="T42"><text:s/></text:span><text:span text:style-name="T43">Leitung des<text:s/></text:span><text:span text:style-name="T44">Institut</text:span><text:span text:style-name="T45">s für</text:span><text:span text:style-name="T46"><text:s/>Konstruktives</text:span><text:span text:style-name="T47"><text:s/>Entwerfen</text:span><text:span text:style-name="T48"><text:s/>an der<text:s/></text:span><text:a xlink:href="https://de.wikipedia.org/wiki/Z%C3%BCrcher_Hochschule_Winterthur" office:target-frame-name="_top" xlink:show="replace"><text:span text:style-name="T49">ZHW</text:span></text:a><text:span text:style-name="T50">,</text:span><text:span text:style-name="T51"><text:s/>und war zwischen 2004 und 2007 ebendort auch</text:span><text:span text:style-name="T52"><text:s/>Dozentin im Master<text:s/></text:span><text:span text:style-name="T53">sowie<text:s/></text:span><text:span text:style-name="T54">Mitglied<text:s/></text:span><text:span text:style-name="T55">der<text:s/></text:span><text:span text:style-name="T56">Masterkommission.<text:s/></text:span><text:span text:style-name="T57">Anschließend war Staufer<text:s/></text:span><text:span text:style-name="T58">bis 2011 Professorin an der ETH Lausanne und seit 2011 ist<text:s/></text:span><text:span text:style-name="T59">sie<text:s/></text:span><text:span text:style-name="T60">Professorin<text:s/></text:span><text:span text:style-name="T61">für Architektur und Konstruktion<text:s/></text:span><text:span text:style-name="T62">an der<text:s/></text:span><text:a xlink:href="https://de.wikipedia.org/wiki/Technische_Universit%C3%A4t_Wien" office:target-frame-name="_top" xlink:show="replace"><text:span text:style-name="T63">TU Wien</text:span></text:a><text:span text:style-name="T64">.</text:span></text:p>
      <text:p text:style-name="P65">Publikationen (Auswahl)</text:p>
      <text:p text:style-name="P66"><text:span text:style-name="T67">Astrid Staufer ist Mitautorin<text:s/></text:span><text:span text:style-name="T68">einiger</text:span><text:span text:style-name="T69"><text:s/></text:span><text:span text:style-name="T70">Sach- und Lehrbücher.<text:s/></text:span><text:span text:style-name="T71">Es folgt eine Auswah</text:span><text:span text:style-name="T72">l ihrer aktuellen<text:s/></text:span><text:span text:style-name="T73">Mitwirkungen und Publikationen</text:span><text:span text:style-name="T74">:</text:span></text:p>
      <text:list text:style-name="LFO4" text:continue-numbering="true">
        <text:list-item>
          <text:p text:style-name="P75"><text:span text:style-name="T76">WEITERBAUEN IN STAHL – Architektur der Aufstockung</text:span><text:span text:style-name="T77">, 2018, Verlag:<text:s/></text:span><text:span text:style-name="T78">Park Books</text:span></text:p>
        </text:list-item>
        <text:list-item>
          <text:p text:style-name="P79"><text:span text:style-name="T80">Elementare Bücher zum konstruktiven Entwerfen einzeln vorgestellt und kommentiert</text:span><text:span text:style-name="T81">, 2018, Verlag: Park Books</text:span></text:p>
        </text:list-item>
        <text:list-item>
          <text:p text:style-name="P82"><text:span text:style-name="T83">IKONEN</text:span><text:span text:style-name="T84"><text:s/>–<text:s/></text:span><text:span text:style-name="T85">Methodische Experimente im Umgang mit architektonischen Referenzen</text:span><text:span text:style-name="T86">, 2018, Verlag: Park Books</text:span></text:p>
        </text:list-item>
      </text:list>
      <text:p text:style-name="P87">Weblinks</text:p>
      <text:list text:style-name="LFO4" text:continue-numbering="true">
        <text:list-item>
          <text:p text:style-name="P88"><text:a xlink:href="https://www.zhaw.ch/en/about-us/person/stfr/" office:target-frame-name="_top" xlink:show="replace"><text:span text:style-name="T89">Astrid<text:s/></text:span><text:span text:style-name="T90">Staufer</text:span></text:a><text:span text:style-name="T91"><text:s/>auf der Webseite der Züricher Hochschule Winterthur</text:span></text:p>
        </text:list-item>
        <text:list-item>
          <text:p text:style-name="P92"><text:a xlink:href="https://staufer-hasler.ch/team/astrid-staufer/" office:target-frame-name="_top" xlink:show="replace"><text:span text:style-name="T93">Astrid Staufer</text:span></text:a><text:span text:style-name="T94"><text:s/>auf der Webseite ihres Architekturbüros,<text:s/></text:span><text:span text:style-name="T95">STAUFER &amp; HASLER Architekten</text:span><text:span text:style-name="T96">.</text:span></text:p>
        </text:list-item>
      </text:list>
      <text:p text:style-name="P97"/>
      <text:p text:style-name="Normal"><text:span text:style-name="T98">[1]<text:s/></text:span><text:a xlink:href="https://podium.nzz.ch/person/astrid-staufer/" office:target-frame-name="_top" xlink:show="replace"><text:span text:style-name="T99">https://podium.nzz.ch/person/astrid-staufer/</text:span></text:a></text:p>
      <text:p text:style-name="Normal"><text:span text:style-name="T100">[2]</text:span><text:a xlink:href="https://www.tuwien.at/tu-wien/organisation/zentrale-services/genderkompetenz/frauenspuren/frauenspuren-heute/professorinnen/astrid-staufer/" office:target-frame-name="_top" xlink:show="replace"><text:span text:style-name="T101">https://www.tuwien.at/tu-wien/organisation/zentrale-services/genderkompetenz/frauenspuren/frauenspuren-heute/professorinnen/astrid-staufer/</text:span></text:a></text:p>
      <text:p text:style-name="Normal"><text:span text:style-name="T102">[3]<text:s/></text:span><text:a xlink:href="https://staufer-hasler.ch/team/astrid-staufer/" office:target-frame-name="_top" xlink:show="replace"><text:span text:style-name="T103">https://staufer-hasler.ch/team/astrid-staufer/</text:span></text:a></text:p>
      <text:p text:style-name="Normal"><text:span text:style-name="T104">[4]<text:s/></text:span><text:a xlink:href="https://www.artlog.net/de/prix-meret-oppenheim-2015/astrid-staufer-und-thomas-hasler-bauen-forschen-lehren" office:target-frame-name="_top" xlink:show="replace"><text:span text:style-name="T105">https://www.artlog.net/de/prix-meret-oppenheim-2015/astrid-staufer-und-thomas-hasler-bauen-forschen-lehren</text:span></text:a></text:p>
      <text:p text:style-name="Normal"><text:span text:style-name="T106">[5]</text:span><text:a xlink:href="https://www.zhaw.ch/de/ueber-uns/person/stfr/" office:target-frame-name="_top" xlink:show="replace"><text:span text:style-name="T107">https://www.zhaw.ch/de/ueber-uns/person/stfr/</text:span></text:a></text:p>
      <text:p text:style-name="Normal"><text:span text:style-name="T108">[6]</text:span><text:a xlink:href="https://www.park-books.com/index.php?lang=de&amp;page=books&amp;view=li&amp;booktype=filter_5_title&amp;subject=1&amp;artist=all&amp;author=all&amp;pd=pb&amp;book=951" office:target-frame-name="_top" xlink:show="replace"><text:span text:style-name="T109">https://www.park-books.com/index.php?lang=de&amp;page=books&amp;view=li&amp;booktype=filter_5_title&amp;subject=1&amp;artist=all&amp;author=all&amp;pd=pb&amp;book=951</text:span></text:a></text:p>
      <text:soft-page-break/>
      <text:p text:style-name="Normal"><text:span text:style-name="T110">[7]</text:span><text:a xlink:href="https://www.park-books.com/index.php?lang=de&amp;page=books&amp;view=co&amp;booktype=order_1_releasedate&amp;subject=1&amp;artist=all&amp;author=all&amp;pd=pb&amp;book=943" office:target-frame-name="_top" xlink:show="replace"><text:span text:style-name="T111">https://www.park-books.com/index.php?lang=de&amp;page=books&amp;view=co&amp;booktype=order_1_releasedate&amp;subject=1&amp;artist=all&amp;author=all&amp;pd=pb&amp;book=943</text:span></text:a></text:p>
      <text:p text:style-name="Normal"><text:span text:style-name="T112">[8]</text:span><text:a xlink:href="https://digitalcollection.zhaw.ch/handle/11475/15498" office:target-frame-name="_top" xlink:show="replace"><text:span text:style-name="T113">https://digitalcollection.zhaw.ch/handle/11475/15498</text:span></text:a></text:p>
      <text:p text:style-name="Normal"><text:span text:style-name="T114">[9]</text:span><text:a xlink:href="https://digitalcollection.zhaw.ch/handle/11475/14665" office:target-frame-name="_top" xlink:show="replace"><text:span text:style-name="T115">https://digitalcollection.zhaw.ch/handle/11475/14665</text:span></text:a></text:p>
      <text:p text:style-name="Normal"><text:span text:style-name="T116">[10]</text:span><text:a xlink:href="https://digitalcollection.zhaw.ch/handle/11475/14542" office:target-frame-name="_top" xlink:show="replace"><text:span text:style-name="T117">https://digitalcollection.zhaw.ch/handle/11475/14542</text:span></text:a></text:p>
      <text:p text:style-name="Normal"><text:span text:style-name="T118">[11]<text:s/></text:span><text:a xlink:href="https://digitalcollection.zhaw.ch/handle/11475/15417" office:target-frame-name="_top" xlink:show="replace"><text:span text:style-name="T119">https://digitalcollection.zhaw.ch/handle/11475/15417</text:span></text:a></text:p>
      <text:p text:style-name="Normal"><text:span text:style-name="T120">[12]<text:s/></text:span><text:a xlink:href="https://digitalcollection.zhaw.ch/handle/11475/15438" office:target-frame-name="_top" xlink:show="replace"><text:span text:style-name="T121">https://digitalcollection.zhaw.ch/handle/11475/15438</text:span></text:a></text:p>
      <text:p text:style-name="Normal"><text:span text:style-name="T122">[13]<text:s/></text:span><text:a xlink:href="https://www.zhaw.ch/no_cache/de/forschung/forschungsdatenbank/projektdetail/projektid/3043/" office:target-frame-name="_top" xlink:show="replace"><text:span text:style-name="T123">https://www.zhaw.ch/no_cache/de/forschung/forschungsdatenbank/projektdetail/projektid/3043/</text:span></text:a></text:p>
      <text:p text:style-name="Normal"><text:span text:style-name="T124">[14]<text:s/></text:span><text:a xlink:href="https://www.zhaw.ch/no_cache/de/forschung/forschungsdatenbank/projektdetail/projektid/2959/" office:target-frame-name="_top" xlink:show="replace"><text:span text:style-name="T125">https://www.zhaw.ch/no_cache/de/forschung/forschungsdatenbank/projektdetail/projektid/2959/</text:span></text:a></text:p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style:language-asian="de" style:country-asian="A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font-name="Symbo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Zandpour</meta:initial-creator>
    <dc:creator>Mohammad Zandpour</dc:creator>
    <meta:creation-date>2020-01-21T09:40:00Z</meta:creation-date>
    <dc:date>2020-01-21T09:40:00Z</dc:date>
    <meta:template xlink:href="Normal.dotm" xlink:type="simple"/>
    <meta:editing-cycles>2</meta:editing-cycles>
    <meta:editing-duration>PT0S</meta:editing-duration>
    <meta:document-statistic meta:page-count="2" meta:paragraph-count="10" meta:word-count="694" meta:character-count="5063" meta:row-count="36" meta:non-whitespace-character-count="4379"/>
  </office:meta>
</office:document-meta>
</file>